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2.596cm" draw:shadow="hidden"/>
    </style:style>
    <style:style style:name="gr2" style:family="graphic" style:parent-style-name="standard">
      <style:graphic-properties draw:textarea-horizontal-align="justify" draw:textarea-vertical-align="middle" draw:auto-grow-height="false" fo:min-height="1.85cm" fo:min-width="4cm" draw:shadow="hidden"/>
    </style:style>
    <style:style style:name="gr3" style:family="graphic" style:parent-style-name="standard">
      <style:graphic-properties draw:textarea-horizontal-align="justify" draw:textarea-vertical-align="middle" draw:auto-grow-height="false" fo:min-height="1.55cm" fo:min-width="1.4cm" draw:shadow="hidden"/>
    </style:style>
    <style:style style:name="gr4" style:family="graphic" style:parent-style-name="standard">
      <style:graphic-properties draw:textarea-horizontal-align="justify" draw:textarea-vertical-align="middle" draw:auto-grow-height="false" fo:min-height="1.65cm" fo:min-width="3cm" draw:shadow="hidden"/>
    </style:style>
    <style:style style:name="gr5" style:family="graphic" style:parent-style-name="standard">
      <style:graphic-properties draw:textarea-horizontal-align="justify" draw:textarea-vertical-align="middle" draw:auto-grow-height="false" fo:min-height="1.55cm" fo:min-width="4.2cm" draw:shadow="hidden"/>
    </style:style>
    <style:style style:name="gr6" style:family="graphic" style:parent-style-name="standard">
      <style:graphic-properties draw:textarea-horizontal-align="justify" draw:textarea-vertical-align="middle" draw:auto-grow-height="false" fo:min-height="1.65cm" fo:min-width="8.1cm" draw:shadow="hidden"/>
    </style:style>
    <style:style style:name="gr7" style:family="graphic" style:parent-style-name="standard">
      <style:graphic-properties draw:textarea-horizontal-align="justify" draw:textarea-vertical-align="middle" draw:auto-grow-height="false" fo:min-height="2.45cm" fo:min-width="3.1cm" draw:shadow="hidden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5.5cm" draw:shadow="hidden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704cm" draw:shadow="hidden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184cm" draw:shadow="hidden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033cm" draw:shadow="hidden"/>
    </style:style>
    <style:style style:name="gr12" style:family="graphic" style:parent-style-name="standard">
      <style:graphic-properties draw:textarea-horizontal-align="justify" draw:textarea-vertical-align="middle" draw:auto-grow-height="false" fo:min-height="1.65cm" fo:min-width="5.5cm"/>
    </style:style>
    <style:style style:name="gr13" style:family="graphic" style:parent-style-name="standard">
      <style:graphic-properties draw:textarea-horizontal-align="justify" draw:textarea-vertical-align="middle" draw:auto-grow-height="false" fo:min-height="2.25cm" fo:min-width="2.6cm" draw:shadow="hidden"/>
    </style:style>
    <style:style style:name="gr14" style:family="graphic" style:parent-style-name="objectwithoutfill">
      <style:graphic-properties draw:marker-end="Arrow" draw:marker-end-width="0.3cm" draw:fill="none" draw:textarea-vertical-align="middl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adrão">
        <draw:custom-shape draw:style-name="gr1" draw:text-style-name="P1" xml:id="id8" draw:id="id8" draw:layer="layout" svg:width="3.096cm" svg:height="3.1cm" svg:x="8.504cm" svg:y="11.9cm">
          <draw:glue-point draw:id="4" svg:x="-2.428cm" svg:y="-5.003cm"/>
          <draw:glue-point draw:id="5" svg:x="2.739cm" svg:y="-5.003cm"/>
          <draw:glue-point draw:id="6" svg:x="-5.003cm" svg:y="2.419cm"/>
          <draw:glue-point draw:id="7" svg:x="-5.003cm" svg:y="-2.419cm"/>
          <text:p text:style-name="P1">ULA</text:p>
          <draw:enhanced-geometry svg:viewBox="0 0 21600 21600" draw:type="rectangle" draw:enhanced-path="M 0 0 L 21600 0 21600 21600 0 21600 0 0 Z N"/>
        </draw:custom-shape>
        <draw:custom-shape draw:style-name="gr2" draw:text-style-name="P1" xml:id="id7" draw:id="id7" draw:layer="layout" svg:width="4.5cm" svg:height="2.1cm" svg:x="20.5cm" svg:y="10.4cm">
          <draw:glue-point draw:id="4" svg:x="-3cm" svg:y="-5.004cm"/>
          <text:p text:style-name="P1">Banco de </text:p>
          <text:p text:style-name="P1">Registradore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1" draw:id="id11" draw:layer="layout" svg:width="1.9cm" svg:height="1.8cm" svg:x="11.4cm" svg:y="9cm">
          <text:p text:style-name="P1">Reg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4" draw:text-style-name="P1" xml:id="id6" draw:id="id6" draw:layer="layout" svg:width="3.5cm" svg:height="1.9cm" svg:x="21cm" svg:y="14.3cm">
          <text:p text:style-name="P1">Decoder</text:p>
          <text:p text:style-name="P1">Sel Re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1" xml:id="id3" draw:id="id3" draw:layer="layout" svg:width="4.7cm" svg:height="1.8cm" svg:x="18cm" svg:y="4.9cm">
          <draw:glue-point draw:id="4" svg:x="-2.872cm" svg:y="-5.004cm"/>
          <draw:glue-point draw:id="5" svg:x="2.659cm" svg:y="-5.004cm"/>
          <text:p text:style-name="P1">DEMUX de</text:p>
          <text:p text:style-name="P1">Saida do Banc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xml:id="id12" draw:id="id12" draw:layer="layout" svg:width="8.6cm" svg:height="1.9cm" svg:x="18.8cm" svg:y="17.9cm">
          <text:p text:style-name="P1">Módulo de Saída</text:p>
          <draw:enhanced-geometry svg:viewBox="0 0 21600 21600" draw:type="rectangle" draw:enhanced-path="M 0 0 L 21600 0 21600 21600 0 21600 0 0 Z N"/>
        </draw:custom-shape>
        <draw:custom-shape draw:style-name="gr7" draw:text-style-name="P1" xml:id="id14" draw:id="id14" draw:layer="layout" svg:width="3.6cm" svg:height="2.7cm" svg:x="1.8cm" svg:y="6.2cm">
          <draw:glue-point draw:id="4" svg:x="-2.777cm" svg:y="-5.003cm"/>
          <draw:glue-point draw:id="5" svg:x="3.611cm" svg:y="-5.003cm"/>
          <text:p text:style-name="P1">Memória</text:p>
          <text:p text:style-name="P1">De</text:p>
          <text:p text:style-name="P1">instruções</text:p>
          <draw:enhanced-geometry svg:viewBox="0 0 21600 21600" draw:extrusion="false" draw:type="rectangle" draw:enhanced-path="M 0 0 L 21600 0 21600 21600 0 21600 0 0 Z N"/>
        </draw:custom-shape>
        <draw:custom-shape draw:style-name="gr8" draw:text-style-name="P1" xml:id="id1" draw:id="id1" draw:layer="layout" svg:width="6cm" svg:height="2cm" svg:x="2.6cm" svg:y="2.6cm">
          <draw:glue-point draw:id="4" svg:x="4.333cm" svg:y="-5.005cm"/>
          <draw:glue-point draw:id="5" svg:x="1.666cm" svg:y="5.005cm"/>
          <draw:glue-point draw:id="6" svg:x="2.666cm" svg:y="5.005cm"/>
          <draw:glue-point draw:id="7" svg:x="1.666cm" svg:y="-5cm"/>
          <draw:glue-point draw:id="8" svg:x="5.001cm" svg:y="2.495cm"/>
          <draw:glue-point draw:id="9" svg:x="1cm" svg:y="5.005cm"/>
          <draw:glue-point draw:id="10" svg:x="3.5cm" svg:y="-5.005cm"/>
          <draw:glue-point draw:id="11" svg:x="2.5cm" svg:y="-5.005cm"/>
          <draw:glue-point draw:id="12" svg:x="4.333cm" svg:y="5.005cm"/>
          <draw:glue-point draw:id="13" svg:x="3.5cm" svg:y="5.005cm"/>
          <draw:glue-point draw:id="14" svg:x="-3.333cm" svg:y="5.005cm"/>
          <draw:glue-point draw:id="15" svg:x="-1.333cm" svg:y="5.005cm"/>
          <text:p text:style-name="P1">Módulo de </text:p>
          <text:p text:style-name="P1">acesso a Memóri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10" draw:id="id10" draw:layer="layout" svg:width="1.9cm" svg:height="1.8cm" svg:x="9.2cm" svg:y="9cm">
          <text:p text:style-name="P1">Reg</text:p>
          <text:p text:style-name="P1">A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9" draw:text-style-name="P2" draw:layer="layout" svg:width="6.204cm" svg:height="1.673cm" svg:x="1cm" svg:y="15.2cm">
          <draw:text-box>
            <text:p>Diagrama de Blocos</text:p>
            <text:p>Do Projeto Final</text:p>
          </draw:text-box>
        </draw:frame>
        <draw:frame draw:style-name="gr10" draw:text-style-name="P2" draw:layer="layout" svg:width="5.684cm" svg:height="1.673cm" svg:x="0.916cm" svg:y="17.027cm">
          <draw:text-box>
            <text:p>Alunos: João Vítor</text:p>
            <text:p><text:tab/> <text:s text:c="5"/>Josivan</text:p>
          </draw:text-box>
        </draw:frame>
        <draw:frame draw:style-name="gr11" draw:text-style-name="P2" draw:layer="layout" svg:width="3.533cm" svg:height="0.962cm" svg:x="1.2cm" svg:y="19.1cm">
          <draw:text-box>
            <text:p>Versão 1.2</text:p>
          </draw:text-box>
        </draw:frame>
        <draw:custom-shape draw:style-name="gr12" draw:text-style-name="P1" xml:id="id13" draw:id="id13" draw:layer="layout" svg:width="6cm" svg:height="1.9cm" svg:x="12.7cm" svg:y="1.1cm">
          <draw:glue-point draw:id="4" svg:x="-5.001cm" svg:y="2.368cm"/>
          <draw:glue-point draw:id="5" svg:x="-5.001cm" svg:y="-2.894cm"/>
          <text:p text:style-name="P1">Módulo De Entrada</text:p>
          <draw:enhanced-geometry svg:viewBox="0 0 21600 21600" draw:type="rectangle" draw:enhanced-path="M 0 0 L 21600 0 21600 21600 0 21600 0 0 Z N"/>
        </draw:custom-shape>
        <draw:custom-shape draw:style-name="gr7" draw:text-style-name="P1" xml:id="id4" draw:id="id4" draw:layer="layout" svg:width="3.6cm" svg:height="2.7cm" svg:x="23.7cm" svg:y="6cm">
          <draw:glue-point draw:id="4" svg:x="-2.777cm" svg:y="-5.003cm"/>
          <text:p text:style-name="P1">Memória</text:p>
          <text:p text:style-name="P1">de Dados</text:p>
          <draw:enhanced-geometry svg:viewBox="0 0 21600 21600" draw:type="rectangle" draw:enhanced-path="M 0 0 L 21600 0 21600 21600 0 21600 0 0 Z N"/>
        </draw:custom-shape>
        <draw:custom-shape draw:style-name="gr13" draw:text-style-name="P1" xml:id="id5" draw:id="id5" draw:layer="layout" svg:width="3.1cm" svg:height="2.5cm" svg:x="15.9cm" svg:y="9.8cm">
          <draw:glue-point draw:id="4" svg:x="-2.741cm" svg:y="5.004cm"/>
          <draw:glue-point draw:id="5" svg:x="2.419cm" svg:y="5.004cm"/>
          <text:p text:style-name="P1">MUX de</text:p>
          <text:p text:style-name="P1">Entrada</text:p>
          <text:p text:style-name="P1">do Banco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2" draw:id="id2" draw:layer="layout" svg:width="1.9cm" svg:height="1.8cm" svg:x="10.6cm" svg:y="4.8cm">
          <draw:glue-point draw:id="4" svg:x="-2.368cm" svg:y="-5.005cm"/>
          <draw:glue-point draw:id="5" svg:x="2.368cm" svg:y="-5.005cm"/>
          <text:p text:style-name="P1">MUX</text:p>
          <text:p text:style-name="P1">B</text:p>
          <draw:enhanced-geometry svg:viewBox="0 0 21600 21600" draw:type="rectangle" draw:enhanced-path="M 0 0 L 21600 0 21600 21600 0 21600 0 0 Z N"/>
        </draw:custom-shape>
        <draw:custom-shape draw:style-name="gr3" draw:text-style-name="P1" xml:id="id9" draw:id="id9" draw:layer="layout" svg:width="1.9cm" svg:height="1.8cm" svg:x="9.1cm" svg:y="16.3cm">
          <text:p text:style-name="P1">Reg</text:p>
          <text:p text:style-name="P1">R</text:p>
          <draw:enhanced-geometry svg:viewBox="0 0 21600 21600" draw:type="rectangle" draw:enhanced-path="M 0 0 L 21600 0 21600 21600 0 21600 0 0 Z N"/>
        </draw:custom-shape>
        <draw:connector draw:style-name="gr14" draw:text-style-name="P3" draw:layer="layout" svg:x1="8.6cm" svg:y1="3.6cm" svg:x2="11.101cm" svg:y2="4.8cm" draw:start-shape="id1" draw:start-glue-point="1" draw:end-shape="id2" draw:end-glue-point="4" svg:d="M8600 3600h2501v1200" svg:viewBox="0 0 2502 1201">
          <text:p/>
        </draw:connector>
        <draw:connector draw:style-name="gr14" draw:text-style-name="P3" draw:layer="layout" svg:x1="19.001cm" svg:y1="4.9cm" svg:x2="11.999cm" svg:y2="4.8cm" draw:start-shape="id3" draw:start-glue-point="4" draw:end-shape="id2" draw:end-glue-point="5" svg:d="M19001 4900v-601h-7002v501" svg:viewBox="0 0 7003 602">
          <text:p/>
        </draw:connector>
        <draw:connector draw:style-name="gr14" draw:text-style-name="P3" draw:layer="layout" svg:x1="21.599cm" svg:y1="4.9cm" svg:x2="24.501cm" svg:y2="6cm" draw:start-shape="id3" draw:start-glue-point="5" draw:end-shape="id4" draw:end-glue-point="4" svg:d="M21599 4900v-501h2902v1601" svg:viewBox="0 0 2903 1602">
          <text:p/>
        </draw:connector>
        <draw:connector draw:style-name="gr14" draw:text-style-name="P3" draw:layer="layout" draw:line-skew="0.599cm" svg:x1="25.5cm" svg:y1="8.7cm" svg:x2="18.199cm" svg:y2="12.3cm" draw:start-shape="id4" draw:start-glue-point="2" draw:end-shape="id5" draw:end-glue-point="5" svg:d="M25500 8700v4700h-7301v-1100" svg:viewBox="0 0 7302 4701">
          <text:p/>
        </draw:connector>
        <draw:connector draw:style-name="gr14" draw:text-style-name="P3" draw:layer="layout" svg:x1="22.75cm" svg:y1="14.3cm" svg:x2="22.75cm" svg:y2="12.5cm" draw:start-shape="id6" draw:start-glue-point="0" draw:end-shape="id7" svg:d="M22750 14300v-1800" svg:viewBox="0 0 1 1801">
          <text:p/>
        </draw:connector>
        <draw:connector draw:style-name="gr14" draw:text-style-name="P3" draw:layer="layout" svg:x1="6.599cm" svg:y1="4.6cm" svg:x2="21cm" svg:y2="15.25cm" draw:start-shape="id1" draw:start-glue-point="5" draw:end-shape="id6" draw:end-glue-point="3" svg:d="M6599 4600v10650h14401" svg:viewBox="0 0 14402 10651">
          <text:p/>
        </draw:connector>
        <draw:connector draw:style-name="gr14" draw:text-style-name="P3" draw:layer="layout" svg:x1="10.052cm" svg:y1="15cm" svg:x2="10.05cm" svg:y2="16.3cm" draw:start-shape="id8" draw:start-glue-point="2" draw:end-shape="id9" draw:end-glue-point="0" svg:d="M10052 15000v650h-2v650" svg:viewBox="0 0 3 1301">
          <text:p/>
        </draw:connector>
        <draw:connector draw:style-name="gr14" draw:text-style-name="P3" draw:layer="layout" svg:x1="10.15cm" svg:y1="10.8cm" svg:x2="9.301cm" svg:y2="11.9cm" draw:start-shape="id10" draw:start-glue-point="2" draw:end-shape="id8" draw:end-glue-point="4" svg:d="M10150 10800v550h-849v550" svg:viewBox="0 0 850 1101">
          <text:p/>
        </draw:connector>
        <draw:connector draw:style-name="gr14" draw:text-style-name="P3" draw:layer="layout" svg:x1="12.35cm" svg:y1="10.8cm" svg:x2="10.899cm" svg:y2="11.9cm" draw:start-shape="id11" draw:start-glue-point="2" draw:end-shape="id8" draw:end-glue-point="5" svg:d="M12350 10800v550h-1451v550" svg:viewBox="0 0 1452 1101">
          <text:p/>
        </draw:connector>
        <draw:connector draw:style-name="gr14" draw:text-style-name="P3" draw:layer="layout" svg:x1="11.55cm" svg:y1="6.6cm" svg:x2="12.35cm" svg:y2="9cm" draw:start-shape="id2" draw:start-glue-point="2" draw:end-shape="id11" draw:end-glue-point="0" svg:d="M11550 6600v1200h800v1200" svg:viewBox="0 0 801 2401">
          <text:p/>
        </draw:connector>
        <draw:connector draw:style-name="gr14" draw:text-style-name="P3" draw:layer="layout" draw:line-skew="-1.099cm" svg:x1="20.35cm" svg:y1="4.9cm" svg:x2="10.15cm" svg:y2="9cm" draw:start-shape="id3" draw:start-glue-point="0" draw:end-shape="id10" svg:d="M20350 4900v-1600h-10200v5700" svg:viewBox="0 0 10201 5701">
          <text:p/>
        </draw:connector>
        <draw:connector draw:style-name="gr14" draw:text-style-name="P3" draw:layer="layout" svg:x1="22.75cm" svg:y1="10.4cm" svg:x2="20.35cm" svg:y2="6.7cm" draw:start-shape="id7" draw:start-glue-point="0" draw:end-shape="id3" draw:end-glue-point="2" svg:d="M22750 10400v-1850h-2400v-1850" svg:viewBox="0 0 2401 3701">
          <text:p/>
        </draw:connector>
        <draw:connector draw:style-name="gr14" draw:text-style-name="P3" draw:layer="layout" svg:x1="8.199cm" svg:y1="4.6cm" svg:x2="10.6cm" svg:y2="5.7cm" draw:start-shape="id1" draw:start-glue-point="12" draw:end-shape="id2" draw:end-glue-point="3" svg:d="M8199 4600v1100h2401" svg:viewBox="0 0 2402 1101">
          <text:p/>
        </draw:connector>
        <draw:connector draw:style-name="gr14" draw:text-style-name="P3" draw:layer="layout" svg:x1="7.199cm" svg:y1="4.6cm" svg:x2="15.9cm" svg:y2="11.05cm" draw:start-shape="id1" draw:start-glue-point="6" draw:end-shape="id5" draw:end-glue-point="3" svg:d="M7199 4600v6450h8701" svg:viewBox="0 0 8702 6451">
          <text:p/>
        </draw:connector>
        <draw:connector draw:style-name="gr14" draw:text-style-name="P3" draw:layer="layout" svg:x1="11cm" svg:y1="17.2cm" svg:x2="17.45cm" svg:y2="12.3cm" draw:start-shape="id9" draw:start-glue-point="1" draw:end-shape="id5" draw:end-glue-point="2" svg:d="M11000 17200h6450v-4900" svg:viewBox="0 0 6451 4901">
          <text:p/>
        </draw:connector>
        <draw:connector draw:style-name="gr14" draw:text-style-name="P3" draw:layer="layout" svg:x1="11cm" svg:y1="17.2cm" svg:x2="18.8cm" svg:y2="18.85cm" draw:start-shape="id9" draw:start-glue-point="1" draw:end-shape="id12" svg:d="M11000 17200h3900v1650h3900" svg:viewBox="0 0 7801 1651">
          <text:p/>
        </draw:connector>
        <draw:connector draw:style-name="gr14" draw:text-style-name="P3" draw:layer="layout" draw:line-skew="0.299cm" svg:x1="11cm" svg:y1="17.2cm" svg:x2="27.3cm" svg:y2="7.35cm" draw:start-shape="id9" draw:start-glue-point="1" draw:end-shape="id4" draw:end-glue-point="1" svg:d="M11000 17200h17100v-9850h-800" svg:viewBox="0 0 17101 9851">
          <text:p/>
        </draw:connector>
        <draw:connector draw:style-name="gr14" draw:text-style-name="P3" draw:layer="layout" svg:x1="6.2cm" svg:y1="4.6cm" svg:x2="8.504cm" svg:y2="12.701cm" draw:start-shape="id1" draw:start-glue-point="9" draw:end-shape="id8" draw:end-glue-point="7" svg:d="M6200 4600v8101h2304" svg:viewBox="0 0 2305 8102">
          <text:p/>
        </draw:connector>
        <draw:connector draw:style-name="gr14" draw:text-style-name="P3" draw:layer="layout" svg:x1="19cm" svg:y1="11.05cm" svg:x2="20.5cm" svg:y2="11.45cm" draw:start-shape="id5" draw:start-glue-point="1" draw:end-shape="id7" draw:end-glue-point="3" svg:d="M19000 11050h750v400h750" svg:viewBox="0 0 1501 401">
          <text:p/>
        </draw:connector>
        <draw:connector draw:style-name="gr14" draw:text-style-name="P3" draw:layer="layout" draw:line-skew="0cm -0.799cm" svg:x1="15.7cm" svg:y1="3cm" svg:x2="16.601cm" svg:y2="12.3cm" draw:start-shape="id13" draw:start-glue-point="2" draw:end-shape="id5" draw:end-glue-point="4" svg:d="M15700 3000v3400h-1100v6401h2001v-501" svg:viewBox="0 0 2002 9802">
          <text:p/>
        </draw:connector>
        <draw:connector draw:style-name="gr14" draw:text-style-name="P3" draw:layer="layout" svg:x1="12.7cm" svg:y1="1.501cm" svg:x2="7.7cm" svg:y2="2.6cm" draw:start-shape="id13" draw:start-glue-point="5" draw:end-shape="id1" draw:end-glue-point="10" svg:d="M12700 1501h-5000v1099" svg:viewBox="0 0 5001 1100">
          <text:p/>
        </draw:connector>
        <draw:connector draw:style-name="gr14" draw:text-style-name="P3" draw:layer="layout" svg:x1="8.6cm" svg:y1="4.099cm" svg:x2="18cm" svg:y2="5.8cm" draw:start-shape="id1" draw:start-glue-point="8" draw:end-shape="id3" draw:end-glue-point="3" svg:d="M8600 4099h4700v1701h4700" svg:viewBox="0 0 9401 1702">
          <text:p/>
        </draw:connector>
        <draw:connector draw:style-name="gr14" draw:text-style-name="P3" draw:layer="layout" draw:line-skew="0cm -0.299cm" svg:x1="12.7cm" svg:y1="2.499cm" svg:x2="8.199cm" svg:y2="2.6cm" draw:start-shape="id13" draw:start-glue-point="4" draw:end-shape="id1" draw:end-glue-point="4" svg:d="M12700 2499h-2050v-699h-2451v800" svg:viewBox="0 0 4502 801">
          <text:p/>
        </draw:connector>
        <draw:connector draw:style-name="gr14" draw:text-style-name="P3" draw:layer="layout" svg:x1="7.7cm" svg:y1="4.6cm" svg:x2="23.7cm" svg:y2="7.35cm" draw:start-shape="id1" draw:start-glue-point="13" draw:end-shape="id4" draw:end-glue-point="3" svg:d="M7700 4600v2750h16000" svg:viewBox="0 0 16001 2751">
          <text:p/>
        </draw:connector>
        <draw:connector draw:style-name="gr14" draw:text-style-name="P3" draw:layer="layout" svg:x1="5.6cm" svg:y1="4.6cm" svg:x2="21.4cm" svg:y2="10.4cm" draw:start-shape="id1" draw:start-glue-point="2" draw:end-shape="id7" draw:end-glue-point="4" svg:d="M5600 4600v2900h15800v2900" svg:viewBox="0 0 15801 5801">
          <text:p/>
        </draw:connector>
        <draw:line draw:style-name="gr15" draw:text-style-name="P3" draw:layer="layout" svg:x1="20.2cm" svg:y1="14.9cm" svg:x2="19.6cm" svg:y2="15.5cm">
          <text:p/>
        </draw:line>
        <draw:line draw:style-name="gr15" draw:text-style-name="P3" draw:layer="layout" svg:x1="5.2cm" svg:y1="5.1cm" svg:x2="4.6cm" svg:y2="5.7cm">
          <text:p/>
        </draw:line>
        <draw:line draw:style-name="gr15" draw:text-style-name="P3" draw:layer="layout" svg:x1="15.9cm" svg:y1="12.5cm" svg:x2="15.3cm" svg:y2="13.1cm">
          <text:p/>
        </draw:line>
        <draw:line draw:style-name="gr15" draw:text-style-name="P3" draw:layer="layout" svg:x1="17.7cm" svg:y1="13cm" svg:x2="17.1cm" svg:y2="13.6cm">
          <text:p/>
        </draw:line>
        <draw:line draw:style-name="gr15" draw:text-style-name="P3" draw:layer="layout" svg:x1="18.5cm" svg:y1="13cm" svg:x2="17.9cm" svg:y2="13.6cm">
          <text:p/>
        </draw:line>
        <draw:line draw:style-name="gr15" draw:text-style-name="P3" draw:layer="layout" svg:x1="20cm" svg:y1="10.8cm" svg:x2="19.4cm" svg:y2="11.4cm">
          <text:p/>
        </draw:line>
        <draw:line draw:style-name="gr15" draw:text-style-name="P3" draw:layer="layout" svg:x1="20.6cm" svg:y1="7.8cm" svg:x2="20cm" svg:y2="8.4cm">
          <text:p/>
        </draw:line>
        <draw:line draw:style-name="gr15" draw:text-style-name="P3" draw:layer="layout" svg:x1="23.2cm" svg:y1="13cm" svg:x2="22.6cm" svg:y2="13.6cm">
          <text:p/>
        </draw:line>
        <draw:line draw:style-name="gr15" draw:text-style-name="P3" draw:layer="layout" svg:x1="28.4cm" svg:y1="7.6cm" svg:x2="27.8cm" svg:y2="8.2cm">
          <text:p/>
        </draw:line>
        <draw:line draw:style-name="gr15" draw:text-style-name="P3" draw:layer="layout" svg:x1="11.9cm" svg:y1="11.1cm" svg:x2="11.3cm" svg:y2="11.7cm">
          <text:p/>
        </draw:line>
        <draw:line draw:style-name="gr15" draw:text-style-name="P3" draw:layer="layout" svg:x1="12.6cm" svg:y1="7.8cm" svg:x2="12cm" svg:y2="8.4cm">
          <text:p/>
        </draw:line>
        <draw:line draw:style-name="gr15" draw:text-style-name="P3" draw:layer="layout" svg:x1="10.1cm" svg:y1="11.1cm" svg:x2="9.5cm" svg:y2="11.7cm">
          <text:p/>
        </draw:line>
        <draw:line draw:style-name="gr15" draw:text-style-name="P3" draw:layer="layout" svg:x1="3.4cm" svg:y1="5.2cm" svg:x2="2.8cm" svg:y2="5.8cm">
          <text:p/>
        </draw:line>
        <draw:line draw:style-name="gr15" draw:text-style-name="P3" draw:layer="layout" svg:x1="17cm" svg:y1="5.6cm" svg:x2="16.4cm" svg:y2="6.2cm">
          <text:p/>
        </draw:line>
        <draw:line draw:style-name="gr15" draw:text-style-name="P3" draw:layer="layout" svg:x1="15.5cm" svg:y1="10.8cm" svg:x2="14.9cm" svg:y2="11.4cm">
          <text:p/>
        </draw:line>
        <draw:line draw:style-name="gr15" draw:text-style-name="P3" draw:layer="layout" svg:x1="17.9cm" svg:y1="18.5cm" svg:x2="17.3cm" svg:y2="19.1cm">
          <text:p/>
        </draw:line>
        <draw:line draw:style-name="gr15" draw:text-style-name="P3" draw:layer="layout" svg:x1="10.5cm" svg:y1="7.7cm" svg:x2="9.9cm" svg:y2="8.3cm">
          <text:p/>
        </draw:line>
        <draw:line draw:style-name="gr15" draw:text-style-name="P3" draw:layer="layout" svg:x1="13cm" svg:y1="4cm" svg:x2="12.4cm" svg:y2="4.6cm">
          <text:p/>
        </draw:line>
        <draw:line draw:style-name="gr15" draw:text-style-name="P3" draw:layer="layout" svg:x1="11.3cm" svg:y1="3.8cm" svg:x2="10.7cm" svg:y2="4.4cm">
          <text:p/>
        </draw:line>
        <draw:line draw:style-name="gr15" draw:text-style-name="P3" draw:layer="layout" svg:x1="10.3cm" svg:y1="15cm" svg:x2="9.7cm" svg:y2="15.6cm">
          <text:p/>
        </draw:line>
        <draw:frame draw:style-name="gr16" draw:text-style-name="P2" draw:layer="layout" svg:width="0.853cm" svg:height="0.962cm" svg:x="7.247cm" svg:y="11.8cm">
          <draw:text-box>
            <text:p>4</text:p>
          </draw:text-box>
        </draw:frame>
        <draw:frame draw:style-name="gr16" draw:text-style-name="P2" draw:layer="layout" svg:width="0.853cm" svg:height="0.962cm" svg:x="18.947cm" svg:y="14.4cm">
          <draw:text-box>
            <text:p>3</text:p>
          </draw:text-box>
        </draw:frame>
        <draw:frame draw:style-name="gr17" draw:text-style-name="P2" draw:layer="layout" svg:width="0.853cm" svg:height="0.962cm" svg:x="22.747cm" svg:y="13.338cm">
          <draw:text-box>
            <text:p>8</text:p>
          </draw:text-box>
        </draw:frame>
        <draw:frame draw:style-name="gr17" draw:text-style-name="P2" draw:layer="layout" svg:width="1.205cm" svg:height="0.962cm" svg:x="4.6cm" svg:y="4.6cm">
          <draw:text-box>
            <text:p>16</text:p>
          </draw:text-box>
        </draw:frame>
        <draw:frame draw:style-name="gr16" draw:text-style-name="P2" draw:layer="layout" svg:width="1.205cm" svg:height="0.962cm" svg:x="18.395cm" svg:y="12.338cm">
          <draw:text-box>
            <text:p>16</text:p>
          </draw:text-box>
        </draw:frame>
        <draw:frame draw:style-name="gr16" draw:text-style-name="P2" draw:layer="layout" svg:width="1.205cm" svg:height="0.962cm" svg:x="14.695cm" svg:y="11.838cm">
          <draw:text-box>
            <text:p>16</text:p>
          </draw:text-box>
        </draw:frame>
        <draw:frame draw:style-name="gr16" draw:text-style-name="P2" draw:layer="layout" svg:width="1.205cm" svg:height="0.962cm" svg:x="18.895cm" svg:y="10.038cm">
          <draw:text-box>
            <text:p>16</text:p>
          </draw:text-box>
        </draw:frame>
        <draw:frame draw:style-name="gr16" draw:text-style-name="P2" draw:layer="layout" svg:width="1.205cm" svg:height="0.962cm" svg:x="16.595cm" svg:y="18.1cm">
          <draw:text-box>
            <text:p>16</text:p>
          </draw:text-box>
        </draw:frame>
        <draw:frame draw:style-name="gr16" draw:text-style-name="P2" draw:layer="layout" svg:width="1.205cm" svg:height="0.962cm" svg:x="27.5cm" svg:y="6.538cm">
          <draw:text-box>
            <text:p>16</text:p>
          </draw:text-box>
        </draw:frame>
        <draw:frame draw:style-name="gr16" draw:text-style-name="P2" draw:layer="layout" svg:width="1.205cm" svg:height="0.962cm" svg:x="24.2cm" svg:y="4.438cm">
          <draw:text-box>
            <text:p>16</text:p>
          </draw:text-box>
        </draw:frame>
        <draw:frame draw:style-name="gr16" draw:text-style-name="P2" draw:layer="layout" svg:width="1.205cm" svg:height="0.962cm" svg:x="19.095cm" svg:y="7.638cm">
          <draw:text-box>
            <text:p>16</text:p>
          </draw:text-box>
        </draw:frame>
        <draw:frame draw:style-name="gr16" draw:text-style-name="P2" draw:layer="layout" svg:width="1.205cm" svg:height="0.962cm" svg:x="11.6cm" svg:y="3.4cm">
          <draw:text-box>
            <text:p>16</text:p>
          </draw:text-box>
        </draw:frame>
        <draw:frame draw:style-name="gr16" draw:text-style-name="P2" draw:layer="layout" svg:width="1.205cm" svg:height="0.962cm" svg:x="2.395cm" svg:y="4.6cm">
          <draw:text-box>
            <text:p>16</text:p>
          </draw:text-box>
        </draw:frame>
        <draw:frame draw:style-name="gr16" draw:text-style-name="P2" draw:layer="layout" svg:width="1.205cm" svg:height="0.962cm" svg:x="8.895cm" svg:y="7.638cm">
          <draw:text-box>
            <text:p>16</text:p>
          </draw:text-box>
        </draw:frame>
        <draw:frame draw:style-name="gr16" draw:text-style-name="P2" draw:layer="layout" svg:width="1.205cm" svg:height="0.962cm" svg:x="12.595cm" svg:y="7.538cm">
          <draw:text-box>
            <text:p>16</text:p>
          </draw:text-box>
        </draw:frame>
        <draw:frame draw:style-name="gr16" draw:text-style-name="P2" draw:layer="layout" svg:width="1.205cm" svg:height="0.962cm" svg:x="11.6cm" svg:y="11.438cm">
          <draw:text-box>
            <text:p>16</text:p>
          </draw:text-box>
        </draw:frame>
        <draw:frame draw:style-name="gr16" draw:text-style-name="P2" draw:layer="layout" svg:width="1.205cm" svg:height="0.962cm" svg:x="8.195cm" svg:y="10.938cm">
          <draw:text-box>
            <text:p>16</text:p>
          </draw:text-box>
        </draw:frame>
        <draw:frame draw:style-name="gr16" draw:text-style-name="P2" draw:layer="layout" svg:width="1.205cm" svg:height="0.962cm" svg:x="8.895cm" svg:y="15.2cm">
          <draw:text-box>
            <text:p>16</text:p>
          </draw:text-box>
        </draw:frame>
        <draw:frame draw:style-name="gr16" draw:text-style-name="P2" draw:layer="layout" svg:width="1.205cm" svg:height="0.962cm" svg:x="16.4cm" svg:y="12.7cm">
          <draw:text-box>
            <text:p>16</text:p>
          </draw:text-box>
        </draw:frame>
        <draw:frame draw:style-name="gr16" draw:text-style-name="P2" draw:layer="layout" svg:width="0.853cm" svg:height="0.962cm" svg:x="15.819cm" svg:y="4.776cm">
          <draw:text-box>
            <text:p>2</text:p>
          </draw:text-box>
        </draw:frame>
        <draw:frame draw:style-name="gr16" draw:text-style-name="P2" draw:layer="layout" svg:width="0.853cm" svg:height="0.962cm" svg:x="14.647cm" svg:y="9.938cm">
          <draw:text-box>
            <text:p>2</text:p>
          </draw:text-box>
        </draw:frame>
        <draw:connector draw:style-name="gr14" draw:text-style-name="P3" draw:layer="layout" svg:x1="4.899cm" svg:y1="6.2cm" svg:x2="4.801cm" svg:y2="4.6cm" draw:start-shape="id14" draw:start-glue-point="5" draw:end-shape="id1" draw:end-glue-point="15" svg:d="M4899 6200v-800h-98v-800" svg:viewBox="0 0 99 1601">
          <text:p/>
        </draw:connector>
        <draw:connector draw:style-name="gr14" draw:text-style-name="P3" draw:layer="layout" svg:x1="3.601cm" svg:y1="4.6cm" svg:x2="2.601cm" svg:y2="6.2cm" draw:start-shape="id1" draw:start-glue-point="14" draw:end-shape="id14" draw:end-glue-point="4" svg:d="M3601 4600v800h-1000v800" svg:viewBox="0 0 1001 1601">
          <text:p/>
        </draw:connector>
        <draw:line draw:style-name="gr15" draw:text-style-name="P3" draw:layer="layout" svg:x1="24.8cm" svg:y1="4.3cm" svg:x2="24.2cm" svg:y2="4.9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adrã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26T16:25:57.365675954</meta:creation-date>
    <dc:date>2017-12-02T15:10:28.770055051</dc:date>
    <meta:editing-duration>PT43M24S</meta:editing-duration>
    <meta:editing-cycles>8</meta:editing-cycles>
    <meta:generator>LibreOffice/5.1.6.2$Linux_X86_64 LibreOffice_project/10m0$Build-2</meta:generator>
    <meta:document-statistic meta:object-count="86"/>
  </office:meta>
</office:document-meta>
</file>